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244cm" fo:min-width="4.392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5.112cm" fo:min-width="7.572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188cm" fo:min-width="7.637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0.783cm" fo:min-width="2.56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74cm" fo:min-width="8.009cm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1.334cm" fo:min-width="4.034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2.671cm" fo:min-width="3.691cm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74cm" fo:min-width="5.969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="Arrow" draw:marker-end-width="0.3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9.095cm"/>
    </style:style>
    <style:style style:name="gr13" style:family="graphic" style:parent-style-name="standard">
      <style:graphic-properties draw:stroke="none" svg:stroke-color="#000000" draw:fill="none" draw:fill-color="#ffffff" fo:min-height="1.593cm"/>
    </style:style>
    <style:style style:name="gr14" style:family="graphic" style:parent-style-name="standard">
      <style:graphic-properties draw:stroke="none" svg:stroke-color="#000000" draw:fill="none" draw:fill-color="#ffffff" fo:min-height="1.792cm"/>
    </style:style>
    <style:style style:name="gr15" style:family="graphic" style:parent-style-name="standard" style:list-style-name="L1">
      <style:graphic-properties draw:stroke="none" svg:stroke-color="#000000" draw:fill="none" draw:fill-color="#ffffff" fo:min-height="2.389cm"/>
    </style:style>
    <style:style style:name="gr16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3.138cm" fo:min-width="7.587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0.733cm" fo:min-width="2.51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24cm" fo:min-width="7.959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2.621cm" fo:min-width="3.641cm" fo:padding-top="0.15cm" fo:padding-bottom="0.15cm" fo:padding-left="0.275cm" fo:padding-right="0.275cm"/>
    </style:style>
    <style:style style:name="gr20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224cm" fo:min-width="5.91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7cm" fo:min-width="4.654cm"/>
    </style:style>
    <style:style style:name="gr22" style:family="graphic" style:parent-style-name="standard" style:list-style-name="L1">
      <style:graphic-properties draw:stroke="none" svg:stroke-color="#000000" draw:fill="none" draw:fill-color="#ffffff" fo:min-height="2.389cm"/>
    </style:style>
    <style:style style:name="gr23" style:family="graphic" style:parent-style-name="standard">
      <style:graphic-properties svg:stroke-width="0.05cm" svg:stroke-color="#000000" draw:marker-start-width="0.355cm" draw:marker-end-width="0.355cm" draw:fill-color="#cccccc" draw:textarea-horizontal-align="justify" draw:textarea-vertical-align="middle" draw:auto-grow-height="false" fo:min-height="1.866cm" fo:min-width="4.169cm" fo:padding-top="0.15cm" fo:padding-bottom="0.15cm" fo:padding-left="0.275cm" fo:padding-right="0.275cm"/>
    </style:style>
    <style:style style:name="gr24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1.097cm" fo:min-width="3.293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none" svg:stroke-color="#000000" draw:fill="none" draw:fill-color="#ffffff" fo:min-height="1.195cm"/>
    </style:style>
    <style:style style:name="gr26" style:family="graphic" style:parent-style-name="standard" style:list-style-name="L1">
      <style:graphic-properties draw:stroke="none" svg:stroke-color="#000000" draw:fill="none" draw:fill-color="#ffffff" fo:min-height="1.792cm"/>
    </style:style>
    <style:style style:name="gr27" style:family="graphic" style:parent-style-name="standard">
      <style:graphic-properties draw:stroke="none" svg:stroke-color="#000000" draw:fill="none" draw:fill-color="#ffffff" fo:min-height="1.195cm"/>
    </style:style>
    <style:style style:name="P1" style:family="paragraph">
      <style:paragraph-properties fo:text-align="center"/>
    </style:style>
    <style:style style:name="P2" style:family="paragraph">
      <loext:graphic-properties draw:fill-color="#cccccc"/>
      <style:paragraph-properties fo:text-align="center"/>
      <style:text-properties fo:font-size="16.5pt" style:font-size-asian="16.5pt" style:font-size-complex="16.5pt"/>
    </style:style>
    <style:style style:name="P3" style:family="paragraph">
      <style:paragraph-properties fo:text-align="end"/>
    </style:style>
    <style:style style:name="P4" style:family="paragraph">
      <loext:graphic-properties draw:fill-color="#cccccc"/>
      <style:paragraph-properties fo:text-align="end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8" style:family="paragraph">
      <loext:graphic-properties draw:fill="none" draw:fill-color="#ffffff"/>
      <style:text-properties fo:font-size="24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text-align="center"/>
      <style:text-properties fo:font-size="17pt" style:font-size-asian="17pt" style:font-size-complex="17pt"/>
    </style:style>
    <style:style style:name="P13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16.5pt" style:font-size-asian="16.5pt" style:font-size-complex="16.5pt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42cm" svg:height="3.544cm" svg:x="37.006cm" svg:y="6.756cm">
          <text:p text:style-name="P1"><text:span text:style-name="T1">Persistent Storag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51cm" svg:height="5.8cm" svg:x="6.2cm" svg:y="3.7cm">
          <text:p text:style-name="P3">initr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2468.93133109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8.509cm" svg:height="3.81cm" svg:x="6.2cm" svg:y="12.16cm">
          <text:p text:style-name="P3">TPM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175cm" svg:height="1.143cm" svg:x="11.065cm" svg:y="14.241cm">
          <text:p text:style-name="P1">PCR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8.509cm" svg:height="1.524cm" svg:x="6.201cm" svg:y="9.893cm">
          <text:p text:style-name="P1">UEFI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0.106cm" svg:x1="14.71cm" svg:y1="10.655cm" svg:x2="14.24cm" svg:y2="14.812cm" draw:start-shape="id1" draw:start-glue-point="1" draw:end-shape="id2" draw:end-glue-point="1" svg:d="M14710 10655c627 0 862 4157-470 4157" svg:viewBox="0 0 973 4158">
          <text:p/>
        </draw:connector>
        <draw:custom-shape draw:style-name="gr7" draw:text-style-name="P5" xml:id="id3" draw:id="id3" draw:layer="layout" svg:width="4.76cm" svg:height="1.81cm" svg:x="6.777cm" svg:y="4.8cm">
          <text:p text:style-name="P1">tpm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4.191cm" svg:height="2.921cm" svg:x="6.593cm" svg:y="12.541cm">
          <text:p text:style-name="P1"/>
          <text:p text:style-name="P1"/>
          <text:p text:style-name="P1">NVRAM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3.175cm" svg:height="1.143cm" svg:x="7.128cm" svg:y="12.741cm">
          <text:p text:style-name="P1">FDE_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0.434cm" svg:x1="6.777cm" svg:y1="5.705cm" svg:x2="7.128cm" svg:y2="13.312cm" draw:start-shape="id3" draw:start-glue-point="3" draw:end-shape="id4" draw:end-glue-point="3" svg:d="M6777 5705c-1440 0-1615 7607 351 7607" svg:viewBox="0 0 1455 7608">
          <text:p/>
        </draw:connector>
        <draw:custom-shape draw:style-name="gr9" draw:text-style-name="P1" xml:id="id5" draw:id="id5" draw:layer="layout" svg:width="6.469cm" svg:height="1.524cm" svg:x="6.777cm" svg:y="7.661cm">
          <text:p text:style-name="P1">setup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10.011cm" svg:y1="7.661cm" svg:x2="9.157cm" svg:y2="6.61cm" draw:start-shape="id5" draw:start-glue-point="0" draw:end-shape="id3" draw:end-glue-point="2" svg:d="M10011 7661c0-786-854-261-854-1051" svg:viewBox="0 0 855 1052">
          <text:p text:style-name="P1"><text:tab/><text:tab/><text:tab/><text:tab/> (2) provisioning</text:p>
        </draw:connector>
        <draw:line draw:style-name="gr11" draw:text-style-name="P6" draw:layer="layout" svg:x1="19.905cm" svg:y1="1.792cm" svg:x2="19.905cm" svg:y2="16.142cm">
          <text:p/>
        </draw:line>
        <draw:frame draw:style-name="gr12" draw:text-style-name="P7" draw:layer="layout" svg:width="9.595cm" svg:height="1.707cm" svg:x="5.7cm" svg:y="1.8cm">
          <draw:text-box>
            <text:p><text:span text:style-name="T2">F</text:span><text:span text:style-name="T2">i</text:span><text:span text:style-name="T2">r</text:span><text:span text:style-name="T2">s</text:span><text:span text:style-name="T2">t </text:span><text:span text:style-name="T2">B</text:span><text:span text:style-name="T2">o</text:span><text:span text:style-name="T2">o</text:span><text:span text:style-name="T2">t </text:span><text:span text:style-name="T2">(</text:span><text:span text:style-name="T2">P</text:span><text:span text:style-name="T2">r</text:span><text:span text:style-name="T2">o</text:span><text:span text:style-name="T2">v</text:span><text:span text:style-name="T2">i</text:span><text:span text:style-name="T2">s</text:span><text:span text:style-name="T2">i</text:span><text:span text:style-name="T2">o</text:span><text:span text:style-name="T2">n</text:span><text:span text:style-name="T2">i</text:span><text:span text:style-name="T2">n</text:span><text:span text:style-name="T2">g</text:span><text:span text:style-name="T2">)</text:span></text:p>
          </draw:text-box>
        </draw:frame>
        <draw:frame draw:style-name="gr13" draw:text-style-name="P8" draw:layer="layout" svg:width="1.3cm" svg:height="1.843cm" svg:x="12.1cm" svg:y="5cm">
          <draw:text-box>
            <text:p><text:span text:style-name="T3">...</text:span></text:p>
          </draw:text-box>
        </draw:frame>
        <draw:frame draw:style-name="gr14" draw:text-style-name="P9" draw:layer="layout" svg:width="6cm" svg:height="2.042cm" svg:x="15.1cm" svg:y="11.855cm">
          <draw:text-box>
            <text:p>(1) measure</text:p>
            <text:p><text:s text:c="6"/>secure boot <text:s/><text:s text:c="11"/>variables</text:p>
          </draw:text-box>
        </draw:frame>
        <draw:frame draw:style-name="gr15" draw:text-style-name="P11" draw:layer="layout" svg:width="5.6cm" svg:height="2.639cm" svg:x="0.7cm" svg:y="8.1cm">
          <draw:text-box>
            <text:p text:style-name="P10"><text:span text:style-name="T4">(3) </text:span>generate<text:tab/></text:p>
            <text:p><text:tab/> <text:s text:c="3"/>and bind<text:tab/><text:tab/> <text:s text:c="3"/>FDE_key</text:p>
            <text:p><text:tab/> <text:s text:c="3"/>to PCR7</text:p>
          </draw:text-box>
        </draw:frame>
        <draw:custom-shape draw:style-name="gr2" draw:text-style-name="P4" draw:layer="layout" svg:width="8.51cm" svg:height="5.8cm" svg:x="24.37cm" svg:y="3.683cm">
          <text:p text:style-name="P3">initrd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2468.9313310978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4" draw:layer="layout" svg:width="8.509cm" svg:height="3.81cm" svg:x="24.37cm" svg:y="12.143cm">
          <text:p text:style-name="P3">TPM</text:p>
          <text:p text:style-name="P3"/>
          <text:p text:style-name="P3"/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5" xml:id="id7" draw:id="id7" draw:layer="layout" svg:width="3.175cm" svg:height="1.143cm" svg:x="29.235cm" svg:y="14.224cm">
          <text:p text:style-name="P1">PCR7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" xml:id="id6" draw:id="id6" draw:layer="layout" svg:width="8.509cm" svg:height="1.524cm" svg:x="24.371cm" svg:y="9.876cm">
          <text:p text:style-name="P1">UEFI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draw:line-skew="-0.106cm" svg:x1="32.88cm" svg:y1="10.638cm" svg:x2="32.41cm" svg:y2="14.795cm" draw:start-shape="id6" draw:start-glue-point="1" draw:end-shape="id7" draw:end-glue-point="1" svg:d="M32880 10638c627 0 862 4157-470 4157" svg:viewBox="0 0 973 4158">
          <text:p/>
        </draw:connector>
        <draw:custom-shape draw:style-name="gr7" draw:text-style-name="P5" xml:id="id8" draw:id="id8" draw:layer="layout" svg:width="4.76cm" svg:height="1.81cm" svg:x="24.947cm" svg:y="4.783cm">
          <text:p text:style-name="P1">tpm2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4.191cm" svg:height="2.921cm" svg:x="24.763cm" svg:y="12.524cm">
          <text:p text:style-name="P1"/>
          <text:p text:style-name="P1"/>
          <text:p text:style-name="P1">NVRAM</text:p>
          <draw:enhanced-geometry svg:viewBox="0 0 21600 21600" draw:type="rectangle" draw:enhanced-path="M 0 0 L 21600 0 21600 21600 0 21600 0 0 Z N"/>
        </draw:custom-shape>
        <draw:custom-shape draw:style-name="gr17" draw:text-style-name="P5" xml:id="id9" draw:id="id9" draw:layer="layout" svg:width="3.175cm" svg:height="1.143cm" svg:x="25.298cm" svg:y="12.724cm">
          <text:p text:style-name="P1">FDE_ke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draw:line-skew="-0.434cm" svg:x1="24.947cm" svg:y1="5.688cm" svg:x2="25.298cm" svg:y2="13.295cm" draw:start-shape="id8" draw:start-glue-point="3" draw:end-shape="id9" draw:end-glue-point="3" svg:d="M24947 5688c-1438 0-1614 7607 351 7607" svg:viewBox="0 0 1453 7608">
          <text:p/>
        </draw:connector>
        <draw:custom-shape draw:style-name="gr20" draw:text-style-name="P12" xml:id="id10" draw:id="id10" draw:layer="layout" svg:width="6.469cm" svg:height="1.524cm" svg:x="24.947cm" svg:y="7.644cm">
          <text:p text:style-name="P12"><text:span text:style-name="T5">Compartment Manager</text:span></text:p>
          <draw:enhanced-geometry svg:viewBox="0 0 21600 21600" draw:type="rectangle" draw:enhanced-path="M 0 0 L 21600 0 21600 21600 0 21600 0 0 Z N"/>
        </draw:custom-shape>
        <draw:connector draw:style-name="gr10" draw:text-style-name="P6" draw:layer="layout" draw:type="curve" svg:x1="28.181cm" svg:y1="7.644cm" svg:x2="27.327cm" svg:y2="6.593cm" draw:start-shape="id10" draw:start-glue-point="0" draw:end-shape="id8" draw:end-glue-point="2" svg:d="M28181 7644c0-786-854-261-854-1051" svg:viewBox="0 0 855 1052">
          <text:p text:style-name="P1"><text:tab/><text:tab/><text:tab/><text:tab/> <text:s/>(2) get FDE_key</text:p>
        </draw:connector>
        <draw:frame draw:style-name="gr21" draw:text-style-name="P13" draw:layer="layout" svg:width="5.154cm" svg:height="1.707cm" svg:x="26.169cm" svg:y="1.783cm">
          <draw:text-box>
            <text:p text:style-name="P1"><text:span text:style-name="T2">Normal </text:span><text:span text:style-name="T2">Boot</text:span></text:p>
          </draw:text-box>
        </draw:frame>
        <draw:frame draw:style-name="gr13" draw:text-style-name="P8" draw:layer="layout" svg:width="1.3cm" svg:height="1.843cm" svg:x="30.27cm" svg:y="4.983cm">
          <draw:text-box>
            <text:p><text:span text:style-name="T3">...</text:span></text:p>
          </draw:text-box>
        </draw:frame>
        <draw:frame draw:style-name="gr14" draw:text-style-name="P9" draw:layer="layout" svg:width="6cm" svg:height="2.042cm" svg:x="33.27cm" svg:y="11.838cm">
          <draw:text-box>
            <text:p>(1) measure</text:p>
            <text:p><text:s text:c="6"/>secure boot <text:s/><text:s text:c="11"/>variables</text:p>
          </draw:text-box>
        </draw:frame>
        <draw:frame draw:style-name="gr22" draw:text-style-name="P11" draw:layer="layout" svg:width="4.4cm" svg:height="2.639cm" svg:x="19.8cm" svg:y="8.101cm">
          <draw:text-box>
            <text:p><text:span text:style-name="T4">(3) read</text:span></text:p>
            <text:p><text:span text:style-name="T4"><text:s text:c="6"/></text:span>FDE_key <text:s text:c="7"/>bound to</text:p>
            <text:p><text:s text:c="6"/>PCR7</text:p>
          </draw:text-box>
        </draw:frame>
        <draw:custom-shape draw:style-name="gr23" draw:text-style-name="P5" xml:id="id11" draw:id="id11" draw:layer="layout" svg:width="4.953cm" svg:height="2.4cm" svg:x="37.017cm" svg:y="3.7cm">
          <text:p text:style-name="P1">device mapp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6" draw:layer="layout" draw:type="curve" svg:x1="31.416cm" svg:y1="8.406cm" svg:x2="37.017cm" svg:y2="4.9cm" draw:start-shape="id10" draw:start-glue-point="1" draw:end-shape="id11" svg:d="M31416 8406c4200 0 1400-3506 5601-3506" svg:viewBox="0 0 5602 3507">
          <text:p/>
        </draw:connector>
        <draw:custom-shape draw:style-name="gr24" draw:text-style-name="P1" xml:id="id12" draw:id="id12" draw:layer="layout" svg:width="3.843cm" svg:height="1.397cm" svg:x="37.557cm" svg:y="7.699cm">
          <text:p text:style-name="P1">/data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curve" svg:x1="31.416cm" svg:y1="8.406cm" svg:x2="37.557cm" svg:y2="8.397cm" draw:start-shape="id10" draw:start-glue-point="1" draw:end-shape="id12" svg:d="M31416 8406c4605 0 1535-9 6141-9" svg:viewBox="0 0 6142 10">
          <text:p/>
        </draw:connector>
        <draw:frame draw:style-name="gr25" draw:text-style-name="P11" draw:layer="layout" svg:width="4.4cm" svg:height="1.445cm" svg:x="32.7cm" svg:y="3.555cm">
          <draw:text-box>
            <text:p><text:span text:style-name="T4">(4) </text:span><text:span text:style-name="T4">provide</text:span></text:p>
            <text:p><text:span text:style-name="T4"><text:s text:c="6"/></text:span>FDE_key</text:p>
          </draw:text-box>
        </draw:frame>
        <draw:frame draw:style-name="gr26" draw:text-style-name="P11" draw:layer="layout" svg:width="4.8cm" svg:height="2.042cm" svg:x="32.7cm" svg:y="8.455cm">
          <draw:text-box>
            <text:p><text:span text:style-name="T4">(5) mount</text:span></text:p>
            <text:p><text:span text:style-name="T4"><text:s text:c="6"/></text:span><text:span text:style-name="T4">data par-</text:span></text:p>
            <text:p><text:span text:style-name="T4"><text:s text:c="6"/></text:span><text:span text:style-name="T4">tition</text:span></text:p>
          </draw:text-box>
        </draw:frame>
        <draw:frame draw:style-name="gr27" draw:text-style-name="P9" draw:layer="layout" svg:width="4.8cm" svg:height="1.445cm" svg:x="37.1cm" svg:y="9.2cm">
          <draw:text-box>
            <text:p text:style-name="P1"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0.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8T15:50:08.170711537</meta:creation-date>
    <dc:date>2018-07-03T10:46:02.619156167</dc:date>
    <meta:editing-duration>PT1H16M</meta:editing-duration>
    <meta:editing-cycles>8</meta:editing-cycles>
    <meta:generator>LibreOffice/6.0.3.2$Linux_X86_64 LibreOffice_project/00m0$Build-2</meta:generator>
    <meta:document-statistic meta:object-count="39"/>
  </office:meta>
</office:document-meta>
</file>